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weight="bold" officeooo:rsid="001cdae5" officeooo:paragraph-rsid="0002554f" style:font-weight-asian="bold" style:font-weight-complex="bold"/>
    </style:style>
    <style:style style:name="P2" style:family="paragraph" style:parent-style-name="Standard">
      <style:text-properties style:font-name="DejaVu Sans Condensed" fo:font-weight="bold" officeooo:rsid="0032da15" officeooo:paragraph-rsid="0002554f" style:font-weight-asian="bold" style:font-weight-complex="bold"/>
    </style:style>
    <style:style style:name="P3" style:family="paragraph" style:parent-style-name="Standard" style:list-style-name="L1">
      <style:text-properties style:font-name="DejaVu Sans Condensed" officeooo:rsid="00275192" officeooo:paragraph-rsid="0002554f"/>
    </style:style>
    <style:style style:name="P4" style:family="paragraph" style:parent-style-name="Standard" style:list-style-name="L1">
      <style:text-properties style:font-name="DejaVu Sans Condensed" fo:font-size="12pt" officeooo:rsid="0032da15" officeooo:paragraph-rsid="0002554f" style:font-size-asian="12pt" style:font-size-complex="12pt"/>
    </style:style>
    <style:style style:name="P5" style:family="paragraph" style:parent-style-name="Standard" style:list-style-name="L1">
      <style:text-properties style:font-name="DejaVu Sans Condensed" fo:font-size="12pt" officeooo:rsid="0032da15" officeooo:paragraph-rsid="000f0ca2" style:font-size-asian="12pt" style:font-size-complex="12pt"/>
    </style:style>
    <style:style style:name="P6" style:family="paragraph" style:parent-style-name="Standard" style:list-style-name="L1">
      <style:text-properties style:font-name="DejaVu Sans Condensed" fo:font-size="12pt" officeooo:rsid="003308d3" officeooo:paragraph-rsid="0002554f" style:font-size-asian="12pt" style:font-size-complex="12pt"/>
    </style:style>
    <style:style style:name="P7" style:family="paragraph" style:parent-style-name="Standard" style:list-style-name="L1">
      <style:text-properties style:font-name="DejaVu Sans Condensed" fo:font-size="12pt" officeooo:rsid="000f0ca2" officeooo:paragraph-rsid="000f0ca2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32da15" officeooo:paragraph-rsid="0002554f" style:font-size-asian="12pt" style:font-size-complex="12pt"/>
    </style:style>
    <style:style style:name="P9" style:family="paragraph" style:parent-style-name="Standard" style:list-style-name="L1">
      <style:text-properties style:font-name="DejaVu Sans Condensed" officeooo:paragraph-rsid="0002554f"/>
    </style:style>
    <style:style style:name="P10" style:family="paragraph" style:parent-style-name="Standard">
      <style:text-properties style:font-name="DejaVu Sans Condensed" officeooo:paragraph-rsid="0002554f"/>
    </style:style>
    <style:style style:name="P11" style:family="paragraph" style:parent-style-name="Standard">
      <style:text-properties style:font-name="DejaVu Sans Condensed" fo:font-weight="normal" officeooo:rsid="000f0ca2" officeooo:paragraph-rsid="000f0ca2" style:font-weight-asian="normal" style:font-weight-complex="normal"/>
    </style:style>
    <style:style style:name="P12" style:family="paragraph" style:parent-style-name="Text_20_body">
      <style:text-properties style:font-name="DejaVu Sans Condensed1" fo:font-size="12pt" fo:font-weight="bold" officeooo:rsid="001cdae5" officeooo:paragraph-rsid="0002554f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DejaVu Sans Condensed1" fo:font-size="12pt" fo:font-weight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DejaVu Sans Condensed1" fo:font-size="12pt" fo:font-weight="normal" officeooo:rsid="000a03a9" officeooo:paragraph-rsid="000a03a9"/>
    </style:style>
    <style:style style:name="P16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style:font-name="DejaVu Sans Condensed1" fo:font-size="12pt" fo:font-weight="normal"/>
    </style:style>
    <style:style style:name="P17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style:font-name="DejaVu Sans Condensed1"/>
    </style:style>
    <style:style style:name="T1" style:family="text">
      <style:text-properties fo:font-weight="normal" officeooo:rsid="0032da15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69af" style:font-weight-asian="normal" style:font-weight-complex="normal"/>
    </style:style>
    <style:style style:name="T4" style:family="text">
      <style:text-properties fo:font-weight="normal" officeooo:rsid="001e5d1a" style:font-weight-asian="normal" style:font-weight-complex="normal"/>
    </style:style>
    <style:style style:name="T5" style:family="text">
      <style:text-properties officeooo:rsid="00265a77"/>
    </style:style>
    <style:style style:name="T6" style:family="text">
      <style:text-properties officeooo:rsid="004f26c4"/>
    </style:style>
    <style:style style:name="T7" style:family="text">
      <style:text-properties officeooo:rsid="00043e30"/>
    </style:style>
    <style:style style:name="T8" style:family="text">
      <style:text-properties officeooo:rsid="000331af"/>
    </style:style>
    <style:style style:name="T9" style:family="text">
      <style:text-properties officeooo:rsid="0005b2ca"/>
    </style:style>
    <style:style style:name="T10" style:family="text">
      <style:text-properties officeooo:rsid="003308d3"/>
    </style:style>
    <style:style style:name="T11" style:family="text">
      <style:text-properties officeooo:rsid="000c9e18"/>
    </style:style>
    <style:style style:name="T12" style:family="text">
      <style:text-properties officeooo:rsid="00111ca5"/>
    </style:style>
    <style:style style:name="T13" style:family="text">
      <style:text-properties officeooo:rsid="00143280"/>
    </style:style>
    <style:style style:name="T14" style:family="text">
      <style:text-properties officeooo:rsid="000a69af"/>
    </style:style>
    <style:style style:name="T15" style:family="text">
      <style:text-properties officeooo:rsid="002488f8"/>
    </style:style>
    <style:style style:name="T16" style:family="text">
      <style:text-properties officeooo:rsid="001e5d1a"/>
    </style:style>
    <style:style style:name="T17" style:family="text">
      <style:text-properties officeooo:rsid="000f0ca2"/>
    </style:style>
    <style:style style:name="T18" style:family="text">
      <style:text-properties officeooo:rsid="001ff558"/>
    </style:style>
    <style:style style:name="T19" style:family="text">
      <style:text-properties officeooo:rsid="00143f58"/>
    </style:style>
    <style:style style:name="T20" style:family="text">
      <style:text-properties fo:font-size="12pt" fo:font-weight="normal" officeooo:rsid="0032da15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0bd9c7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e5d1a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2aa8f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47b14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5a3c6" style:font-size-asian="12pt" style:font-weight-asian="normal" style:font-size-complex="12pt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/>
    </style:style>
    <style:style style:name="T28" style:family="text">
      <style:text-properties fo:font-size="12pt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s</text:p>
      <text:p text:style-name="P2"/>
      <text:list text:style-name="L1">
        <text:list-item>
          <text:p text:style-name="P3"><text:span text:style-name="T1">P</text:span><text:span text:style-name="T2">roduto: </text:span><text:span text:style-name="T3">id </text:span><text:span text:style-name="T2">,</text:span><text:span text:style-name="T4">link_img,</text:span><text:span text:style-name="T5"> nome, </text:span><text:span text:style-name="T6">marca</text:span><text:span text:style-name="T5">, </text:span><text:span text:style-name="T7">peso, </text:span><text:span text:style-name="T5">preço, </text:span><text:span text:style-name="T8">variação</text:span><text:span text:style-name="T9">,</text:span><text:span text:style-name="T8"> </text:span><text:span text:style-name="T10">categoria, </text:span><text:span text:style-name="T8">descri</text:span><text:span text:style-name="T11">cao, </text:span><text:span text:style-name="T12">em_promo (bolean), preco_promo </text:span><text:span text:style-name="T13">(), perct_desc (), maior_similar(), menor_similar</text:span><text:span text:style-name="T5">;</text:span></text:p>
          <text:p text:style-name="P4"/>
        </text:list-item>
        <text:list-item>
          <text:p text:style-name="P4">Compra: <text:span text:style-name="T14">id, </text:span>estado (não pago, indo para o endereço, entregue) <text:span text:style-name="T11">ENUM(3)</text:span>, valor, data<text:span text:style-name="T15">_compra</text:span>, <text:span text:style-name="T16">cliente </text:span><text:span text:style-name="T11">VARCHAR(50)</text:span>, <text:span text:style-name="T16">cpf_cliente </text:span><text:span text:style-name="T11">VARCHAR[14], id_clien (foreing key)</text:span></text:p>
          <text:p text:style-name="P5"/>
        </text:list-item>
        <text:list-item>
          <text:p text:style-name="P6"><text:span text:style-name="T11">ite</text:span><text:span text:style-name="T17">m</text:span><text:span text:style-name="T16">_compra</text:span>: <text:span text:style-name="T14">id, </text:span><text:span text:style-name="T16">nome, </text:span><text:span text:style-name="T18">desc</text:span><text:span text:style-name="T11">_var</text:span><text:span text:style-name="T18">,</text:span><text:span text:style-name="T16"> quant</text:span><text:span text:style-name="T18">,</text:span><text:span text:style-name="T16"> </text:span><text:span text:style-name="T11">subtotal, ref (foreing key) </text:span><text:span text:style-name="T19">referencia id de compra</text:span><text:span text:style-name="T16">.</text:span></text:p>
          <text:p text:style-name="P6"/>
        </text:list-item>
        <text:list-item>
          <text:p text:style-name="P7">lista_compra: id do relacionamento, id_item <text:span text:style-name="T19">referencia id de item_compra</text:span>, id_compra <text:span text:style-name="T19">referencia id de compra</text:span>,</text:p>
        </text:list-item>
      </text:list>
      <text:p text:style-name="P8"><text:tab/></text:p>
      <text:list text:continue-numbering="true" text:style-name="L1">
        <text:list-item>
          <text:p text:style-name="P9"><text:span text:style-name="T20">Cliente: </text:span><text:span text:style-name="T21">id, </text:span><text:span text:style-name="T20">nome, endereço, </text:span><text:span text:style-name="T22">cpf,</text:span><text:span text:style-name="T20"> </text:span><text:span text:style-name="T22">telefone, </text:span><text:span text:style-name="T23">whats</text:span><text:span text:style-name="T24">a</text:span><text:span text:style-name="T23">p</text:span><text:span text:style-name="T25">p</text:span><text:span text:style-name="T20">;</text:span></text:p>
        </text:list-item>
      </text:list>
      <text:p text:style-name="P10"><text:span text:style-name="T26"/></text:p>
      <text:p text:style-name="P10"><text:span text:style-name="T26"/></text:p>
      <text:p text:style-name="P10"><text:span text:style-name="T26"/></text:p>
      <text:p text:style-name="P11">Uma compra pode ter muitos itens e um item pode estar em muitas compras</text:p>
      <text:p text:style-name="P10"><text:span text:style-name="T26"/></text:p>
      <text:p text:style-name="P1"/>
      <text:p text:style-name="P12">Padrão de texto do produto: <text:span text:style-name="T27">Nome, marca, variação de tipo (pode ser até 5 variações), variação da</text:span> <text:span text:style-name="T27">marca, peso.</text:span></text:p>
      <text:p text:style-name="P13"/>
      <text:p text:style-name="P14">Nome varchar (20), marca(varchar 20), variação de tipo enum, </text:p>
      <text:p text:style-name="P13"/>
      <text:p text:style-name="P15"/>
      <text:p text:style-name="P15">Detalhe para o campo variação</text:p>
      <text:p text:style-name="P15"/>
      <text:p text:style-name="P16">CREATE TABLE exemplo (</text:p>
      <text:p text:style-name="P16">id SERIAL PRIMARY KEY,</text:p>
      <text:p text:style-name="P16">palavras TEXT[]</text:p>
      <text:p text:style-name="P16">);</text:p>
      <text:p text:style-name="P16">INSERT INTO exemplo (palavras) VALUES (ARRAY['maçã', 'banana', 'laranja']);</text:p>
      <text:p text:style-name="P17"><text:span text:style-name="T2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6:21:57.592000000</meta:creation-date>
    <dc:date>2025-03-06T20:19:01.183000000</dc:date>
    <meta:editing-duration>PT1H17M44S</meta:editing-duration>
    <meta:editing-cycles>15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16" meta:word-count="144" meta:character-count="999" meta:non-whitespace-character-count="873"/>
  </office:meta>
</office:document-meta>
</file>